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style="italic" style:text-underline-style="solid" style:text-underline-width="auto" style:text-underline-color="font-color" fo:font-weight="bold" officeooo:rsid="0014a7b5" officeooo:paragraph-rsid="0014a7b5" style:font-size-asian="14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style="italic" style:text-underline-style="solid" style:text-underline-width="auto" style:text-underline-color="font-color" fo:font-weight="bold" officeooo:rsid="0014a7b5" officeooo:paragraph-rsid="0014a7b5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fo:font-style="normal" style:text-underline-style="solid" style:text-underline-width="auto" style:text-underline-color="font-color" fo:font-weight="bold" officeooo:rsid="00157a8f" officeooo:paragraph-rsid="00157a8f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alibri" fo:font-size="13pt" fo:font-style="normal" style:text-underline-style="none" fo:font-weight="normal" officeooo:rsid="00157a8f" officeooo:paragraph-rsid="00157a8f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alibri" fo:font-size="13pt" fo:font-style="normal" style:text-underline-style="none" fo:font-weight="normal" officeooo:rsid="0018dde7" officeooo:paragraph-rsid="0018dde7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57a8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57a8f" officeooo:paragraph-rsid="00157a8f"/>
    </style:style>
    <style:style style:name="P8" style:family="paragraph" style:parent-style-name="Standard">
      <style:paragraph-properties fo:text-align="start" style:justify-single-word="false"/>
      <style:text-properties officeooo:rsid="00157a8f" officeooo:paragraph-rsid="00157a8f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7a8f" officeooo:paragraph-rsid="00157a8f" style:font-weight-asian="bold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57a8f" officeooo:paragraph-rsid="00157a8f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dde7" officeooo:paragraph-rsid="0018dde7"/>
    </style:style>
    <style:style style:name="T1" style:family="text">
      <style:text-properties fo:font-variant="normal" fo:text-transform="none" fo:color="#333333" loext:opacity="100%" style:font-name="Arial" fo:letter-spacing="normal"/>
    </style:style>
    <style:style style:name="T2" style:family="text">
      <style:text-properties style:font-name="Calibri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Calibri" fo:font-size="13pt" fo:font-style="normal" style:text-underline-style="none" fo:font-weight="normal" officeooo:rsid="00157a8f" style:font-size-asian="11.3500003814697pt" style:font-style-asian="normal" style:font-weight-asian="normal" style:font-size-complex="13pt" style:font-style-complex="normal" style:font-weight-complex="normal"/>
    </style:style>
    <style:style style:name="T4" style:family="text">
      <style:text-properties style:font-name="Calibri" fo:font-size="13pt" fo:font-style="normal" style:font-size-asian="11.3500003814697pt" style:font-style-asian="normal" style:font-size-complex="13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l Unnati Industrial Training</text:p>
      <text:p text:style-name="P1"/>
      <text:p text:style-name="P2"><text:span text:style-name="T1">Design and Functional Simulation of Land rover FIGO FSM</text:span> </text:p>
      <text:p text:style-name="P2"/>
      <text:p text:style-name="P2">Team SGK</text:p>
      <text:p text:style-name="P2"/>
      <text:p text:style-name="P3">Existing Issues:</text:p>
      <text:p text:style-name="P6"/>
      <text:list xml:id="list3342084731" text:style-name="L1">
        <text:list-item>
          <text:p text:style-name="P7"><text:span text:style-name="T2">The FSM model doesn’t provide any observable feedback when implemented on a physical board.</text:span><text:span text:style-name="T2"/></text:p>
        </text:list-item>
        <text:list-item>
          <text:p text:style-name="P11"><text:span text:style-name="T2">Some test cases do not produce output in a normal way.</text:span><text:span text:style-name="T2"/></text:p>
        </text:list-item>
      </text:list>
      <text:p text:style-name="P8"/>
      <text:p text:style-name="P3">Possible fixes:</text:p>
      <text:p text:style-name="P9"/>
      <text:list xml:id="list1368837771" text:style-name="L2">
        <text:list-item>
          <text:p text:style-name="P4">Implementing a clock divider into the model may produce the output.</text:p>
        </text:list-item>
        <text:list-item>
          <text:p text:style-name="P5">Modifying or adjusting the time, clock and time delays in the test bench may solve the issue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22:48:51.525000000</meta:creation-date>
    <dc:date>2023-07-15T06:17:48.478000000</dc:date>
    <meta:editing-duration>PT29M2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9" meta:word-count="76" meta:character-count="436" meta:non-whitespace-character-count="372"/>
  </office:meta>
</office:document-meta>
</file>